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3" table:default-cell-style-name="Default"/>
        <table:table-row table:style-name="ro1">
          <table:table-cell/>
          <table:table-cell office:value-type="string" calcext:value-type="string">
            <text:p>T1C1</text:p>
          </table:table-cell>
          <table:table-cell office:value-type="string" calcext:value-type="string">
            <text:p>T1C2</text:p>
          </table:table-cell>
          <table:table-cell office:value-type="string" calcext:value-type="string">
            <text:p>T1C3</text:p>
          </table:table-cell>
          <table:table-cell office:value-type="string" calcext:value-type="string">
            <text:p>T1C4</text:p>
          </table:table-cell>
          <table:table-cell office:value-type="string" calcext:value-type="string">
            <text:p>T1C5</text:p>
          </table:table-cell>
          <table:table-cell office:value-type="string" calcext:value-type="string">
            <text:p>T1C6</text:p>
          </table:table-cell>
          <table:table-cell office:value-type="string" calcext:value-type="string">
            <text:p>T1C7</text:p>
          </table:table-cell>
          <table:table-cell office:value-type="string" calcext:value-type="string">
            <text:p>T1C8</text:p>
          </table:table-cell>
          <table:table-cell office:value-type="string" calcext:value-type="string">
            <text:p>T1C9</text:p>
          </table:table-cell>
          <table:table-cell office:value-type="string" calcext:value-type="string">
            <text:p>T1C1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untuacion</text:p>
          </table:table-cell>
          <table:table-cell office:value-type="string" calcext:value-type="string">
            <text:p>T2C1</text:p>
          </table:table-cell>
          <table:table-cell office:value-type="string" calcext:value-type="string">
            <text:p>T2C2</text:p>
          </table:table-cell>
          <table:table-cell office:value-type="string" calcext:value-type="string">
            <text:p>T2C3</text:p>
          </table:table-cell>
          <table:table-cell office:value-type="string" calcext:value-type="string">
            <text:p>T2C4</text:p>
          </table:table-cell>
          <table:table-cell office:value-type="string" calcext:value-type="string">
            <text:p>T2C5</text:p>
          </table:table-cell>
          <table:table-cell office:value-type="string" calcext:value-type="string">
            <text:p>T2C6</text:p>
          </table:table-cell>
          <table:table-cell office:value-type="string" calcext:value-type="string">
            <text:p>T2C7</text:p>
          </table:table-cell>
          <table:table-cell office:value-type="string" calcext:value-type="string">
            <text:p>T2C8</text:p>
          </table:table-cell>
          <table:table-cell office:value-type="string" calcext:value-type="string">
            <text:p>T2C9</text:p>
          </table:table-cell>
          <table:table-cell office:value-type="string" calcext:value-type="string">
            <text:p>T2C1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untuacion</text:p>
          </table:table-cell>
          <table:table-cell office:value-type="string" calcext:value-type="string">
            <text:p>T3C1</text:p>
          </table:table-cell>
          <table:table-cell office:value-type="string" calcext:value-type="string">
            <text:p>T3C2</text:p>
          </table:table-cell>
          <table:table-cell office:value-type="string" calcext:value-type="string">
            <text:p>T3C3</text:p>
          </table:table-cell>
          <table:table-cell office:value-type="string" calcext:value-type="string">
            <text:p>T3C4</text:p>
          </table:table-cell>
          <table:table-cell office:value-type="string" calcext:value-type="string">
            <text:p>T3C5</text:p>
          </table:table-cell>
          <table:table-cell office:value-type="string" calcext:value-type="string">
            <text:p>T3C6</text:p>
          </table:table-cell>
          <table:table-cell office:value-type="string" calcext:value-type="string">
            <text:p>T3C7</text:p>
          </table:table-cell>
          <table:table-cell office:value-type="string" calcext:value-type="string">
            <text:p>T3C8</text:p>
          </table:table-cell>
          <table:table-cell office:value-type="string" calcext:value-type="string">
            <text:p>T3C9</text:p>
          </table:table-cell>
          <table:table-cell office:value-type="string" calcext:value-type="string">
            <text:p>T3C1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untuacion</text:p>
          </table:table-cell>
          <table:table-cell office:value-type="string" calcext:value-type="string">
            <text:p>Jaca1</text:p>
          </table:table-cell>
          <table:table-cell office:value-type="string" calcext:value-type="string">
            <text:p>Jaca2</text:p>
          </table:table-cell>
          <table:table-cell office:value-type="string" calcext:value-type="string">
            <text:p>Jaca3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untuacion</text:p>
          </table:table-cell>
          <table:table-cell/>
        </table:table-row>
        <table:table-row table:style-name="ro1">
          <table:table-cell office:value-type="string" calcext:value-type="string">
            <text:p>Leptophlebiidae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K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N2:.W2])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Z2:.AI2]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:.AN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ptohyph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:.K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N3:.W3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Z3:.AI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AL3:.AN3]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etida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B4:.K4]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N4:.W4]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Z4:.AI4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AL4:.AN4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liida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B5:.K5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N5:.W5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Z5:.AI5])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5:.AN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liida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K6])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6:.W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Z6:.AI6])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6:.AN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ostomatida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K7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7:.W7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Z7:.A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7:.AN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ebrida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8:.K8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N8:.W8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Z8:.AI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8:.AN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enagrionidae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9:.K9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N9:.W9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9:.AI9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AL9:.AN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st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0:.K10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10:.W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10:.AI1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10:.AN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opterigid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11:.K11]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N11:.W11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Z11:.AI1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AL11:.AN11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mphida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K12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12:.W12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12:.AI1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12:.AN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berida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K13]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13:.W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Z13:.AI13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13:.AN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rydal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4:.K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N14:.W14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Z14:.AI1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14:.AN14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aphylinida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5:.K15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15:.W1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Z15:.AI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15:.AN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ilodactilida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6:.K16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N16:.W16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Z16:.AI16])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L16:.AN16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Heterocer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7:.K17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17:.W1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Z17:.AI17]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17:.AN1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irt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8:.K18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N18:.W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Z18:.AI1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18:.AN1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lmida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9:.K19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N19:.W19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Z19:.AI19]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L19:.AN19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draenida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20:.K20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20:.W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Z20:.AI20]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0:.AN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il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1:.K2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N21:.W21]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Z21:.AI21])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1:.AN21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hironomida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UM([.B22:.K22]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N22:.W22]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([.Z22:.AI22]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AL22:.AN22]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muliida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23:.K2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N23:.W23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Z23:.AI23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AL23:.AN2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pulida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24:.K24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N24:.W24]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Z24:.AI2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4:.AN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olichopodida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5:.K25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25:.W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25:.AI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5:.AN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dropsychida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SUM([.B26:.K26])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N26:.W26])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SUM([.Z26:.AI26])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SUM([.AL26:.AN2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Odontocerida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B27:.K27]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N27:.W27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UM([.Z27:.AI27]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7:.AN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hilopotamida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B28:.K28]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N28:.W28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Z28:.AI2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8:.AN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amoceratida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9:.K29])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N29:.W29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Z29:.AI29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29:.AN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ratopogon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0:.K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N30:.W30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0:.AI3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30:.AN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atiomy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1:.K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N31:.W31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1:.AI31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31:.AN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mpyr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2:.K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N32:.W3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2:.AI3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32:.AN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ryop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3:.K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N33:.W3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3:.AI3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33:.AN3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ydrophilida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K34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N34:.W3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4:.AI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34:.AN3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urculion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5:.K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N35:.W3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5:.AI35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35:.AN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ytiscida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K36]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N36:.W3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6:.AI3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36:.AN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ccinel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7:.K3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37:.W3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7:.AI37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37:.AN37]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rydactil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8:.K38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38:.W38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8:.AI38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38:.AN38]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chter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9:.K3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N39:.W39]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39:.AI3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39:.AN39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seudothelphusida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K40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N40:.W40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Z40:.AI40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40:.AN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rbelar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1:.K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N41:.W41]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Z41:.AI41])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([.AL41:.AN41]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yloniscida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2:.K42])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42:.W42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42:.AI4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42:.AN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pidostomatida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B43:.K43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43:.W43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43:.AI4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43:.AN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xida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44:.K44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44:.W44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44:.AI4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44:.AN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trigida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45:.K45])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45:.W4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45:.AI4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45:.AN45]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imoniida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46:.K4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46:.W46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46:.AI46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46:.AN4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pid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7:.K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N47:.W4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Z47:.AI47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47:.AN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bellul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8:.K48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48:.W48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48:.AI48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[.AL48:.AN48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Hydrobiosida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9:.K49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49:.W49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49:.AI49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AL49:.AN4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lossosomat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0:.K50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50:.W50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50:.AI5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50:.AN50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ramb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1:.K51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51:.W51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51:.AI51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51:.AN51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ydroptilidae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2:.K52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N52:.W52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52:.AI5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L52:.AN52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Xiphocentronida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3:.K53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53:.W53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53:.AI53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53:.AN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ptocerida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4:.K54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N54:.W54])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Z54:.AI5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L54:.AN5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UMA</text:p>
          </table:table-cell>
          <table:table-cell table:formula="of:=SUM([.M2:.M54])" office:value-type="float" office:value="168" calcext:value-type="float">
            <text:p>168</text:p>
          </table:table-cell>
          <table:table-cell office:value-type="string" calcext:value-type="string">
            <text:p>Excelente</text:p>
          </table:table-cell>
          <table:table-cell table:number-columns-repeated="9"/>
          <table:table-cell office:value-type="string" calcext:value-type="string">
            <text:p>SUMA</text:p>
          </table:table-cell>
          <table:table-cell table:formula="of:=SUM([.Y2:.Y54])" office:value-type="float" office:value="142" calcext:value-type="float">
            <text:p>142</text:p>
          </table:table-cell>
          <table:table-cell office:value-type="string" calcext:value-type="string">
            <text:p>Excelente</text:p>
          </table:table-cell>
          <table:table-cell table:number-columns-repeated="9"/>
          <table:table-cell office:value-type="string" calcext:value-type="string">
            <text:p>SUMA</text:p>
          </table:table-cell>
          <table:table-cell table:formula="of:=SUM([.AK2:.AK54])" office:value-type="float" office:value="139" calcext:value-type="float">
            <text:p>139</text:p>
          </table:table-cell>
          <table:table-cell office:value-type="string" calcext:value-type="string">
            <text:p>Excelente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AP2:.AP54])" office:value-type="float" office:value="102" calcext:value-type="float">
            <text:p>102</text:p>
          </table:table-cell>
          <table:table-cell office:value-type="string" calcext:value-type="string">
            <text:p>Muy bue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H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HN">L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HN">L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/00/0000</text:date>, <text:time style:data-style-name="N2" text:time-value="10:10:29.7995979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5:47:13.274994698</meta:creation-date>
    <dc:date>2019-05-31T10:24:33.091356788</dc:date>
    <meta:editing-duration>PT1H18M45S</meta:editing-duration>
    <meta:editing-cycles>8</meta:editing-cycles>
    <meta:generator>LibreOffice/5.1.6.2$Linux_X86_64 LibreOffice_project/10m0$Build-2</meta:generator>
    <meta:document-statistic meta:table-count="1" meta:cell-count="2279" meta:object-count="0"/>
  </office:meta>
</office:document-meta>
</file>